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style:text-properties style:font-name="Calibri"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style:font-name="Calibri" fo:font-size="32pt" fo:font-style="normal" fo:font-weight="bold" style:font-size-asian="32pt" style:font-style-asian="normal" style:font-weight-asian="bold" style:font-size-complex="32pt" style:font-style-complex="normal" style:font-weight-complex="bold"/>
    </style:style>
    <style:style style:name="P5" style:family="paragraph" style:parent-style-name="Standard">
      <style:paragraph-properties fo:text-align="start" style:justify-single-word="false"/>
      <style:text-properties style:font-name="Calibri" fo:font-size="32pt" fo:font-style="normal" fo:font-weight="bold"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Calibri" fo:font-size="32pt" fo:font-style="normal" fo:font-weight="normal" style:font-size-asian="32pt" style:font-style-asian="normal" style:font-weight-asian="normal" style:font-size-complex="32pt" style:font-style-complex="normal" style:font-weight-complex="normal"/>
    </style:style>
    <style:style style:name="P7" style:family="paragraph" style:parent-style-name="Standard">
      <style:paragraph-properties fo:text-align="start" style:justify-single-word="false"/>
      <style:text-properties style:font-name="Calibri" fo:font-size="24pt" fo:font-weight="normal" style:font-size-asian="24pt" style:font-weight-asian="normal" style:font-size-complex="24pt" style:font-weight-complex="normal"/>
    </style:style>
    <style:style style:name="P8" style:family="paragraph" style:parent-style-name="Standard">
      <style:paragraph-properties fo:text-align="start" style:justify-single-word="false"/>
      <style:text-properties style:font-name="Calibri" fo:font-size="22pt" fo:font-weight="normal" style:font-size-asian="22pt" style:font-weight-asian="normal" style:font-size-complex="22pt" style:font-weight-complex="normal"/>
    </style:style>
    <style:style style:name="P9" style:family="paragraph" style:parent-style-name="Standard">
      <style:paragraph-properties fo:text-align="start" style:justify-single-word="false"/>
      <style:text-properties style:font-name="Calibri"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text-properties style:font-name="Calibri" fo:font-size="28pt" fo:font-weight="bold" style:font-size-asian="28pt" style:font-weight-asian="bold" style:font-size-complex="28pt" style:font-weight-complex="bold"/>
    </style:style>
    <style:style style:name="P11" style:family="paragraph" style:parent-style-name="Standard">
      <style:paragraph-properties fo:text-align="start" style:justify-single-word="false"/>
      <style:text-properties style:font-name="Calibri" fo:font-size="28pt" fo:font-weight="normal" style:font-size-asian="28pt" style:font-weight-asian="normal" style:font-size-complex="28pt" style:font-weight-complex="normal"/>
    </style:style>
    <style:style style:name="P12" style:family="paragraph" style:parent-style-name="Standard">
      <style:paragraph-properties fo:text-align="start" style:justify-single-word="false"/>
      <style:text-properties style:font-name="Calibri" fo:font-size="28pt" fo:font-style="normal" fo:font-weight="normal" style:font-size-asian="28pt" style:font-style-asian="normal" style:font-weight-asian="normal" style:font-size-complex="28pt" style:font-style-complex="normal" style:font-weight-complex="normal"/>
    </style:style>
    <style:style style:name="P13" style:family="paragraph" style:parent-style-name="Standard">
      <style:paragraph-properties fo:text-align="start" style:justify-single-word="false"/>
      <style:text-properties style:font-name="Calibri" fo:font-size="22pt" fo:font-weight="normal" style:font-size-asian="22pt" style:font-weight-asian="normal" style:font-size-complex="22pt" style:font-weight-complex="normal"/>
    </style:style>
    <style:style style:name="P14" style:family="paragraph" style:parent-style-name="Standard">
      <style:paragraph-properties fo:text-align="start" style:justify-single-word="false"/>
      <style:text-properties style:font-name="Calibri" fo:font-size="22pt" fo:font-style="normal" fo:font-weight="normal" style:font-size-asian="22pt" style:font-style-asian="normal" style:font-weight-asian="normal" style:font-size-complex="22pt" style:font-style-complex="normal" style:font-weight-complex="normal"/>
    </style:style>
    <style:style style:name="P15" style:family="paragraph" style:parent-style-name="Standard">
      <style:paragraph-properties fo:text-align="start" style:justify-single-word="false"/>
      <style:text-properties style:font-name="Calibri" fo:font-size="28pt" fo:font-style="normal" fo:font-weight="normal" style:font-size-asian="28pt" style:font-style-asian="normal" style:font-weight-asian="normal" style:font-size-complex="28pt" style:font-style-complex="normal" style:font-weight-complex="normal"/>
    </style:style>
    <style:style style:name="P16" style:family="paragraph" style:parent-style-name="Standard" style:list-style-name="L1">
      <style:paragraph-properties fo:text-align="start" style:justify-single-word="false"/>
      <style:text-properties style:font-name="Calibri" fo:font-size="28pt" fo:font-style="normal" fo:font-weight="normal" style:font-size-asian="28pt" style:font-style-asian="normal" style:font-weight-asian="normal" style:font-size-complex="28pt" style:font-style-complex="normal" style:font-weight-complex="normal"/>
    </style:style>
    <style:style style:name="P17" style:family="paragraph" style:parent-style-name="Standard">
      <style:paragraph-properties fo:text-align="center" style:justify-single-word="false"/>
      <style:text-properties style:font-name="Calibri" fo:font-size="32pt" fo:font-weight="bold" style:font-size-asian="32pt" style:font-weight-asian="bold" style:font-size-complex="32pt" style:font-weight-complex="bold"/>
    </style:style>
    <style:style style:name="P18" style:family="paragraph" style:parent-style-name="Standard">
      <style:paragraph-properties fo:text-align="center" style:justify-single-word="false"/>
      <style:text-properties style:font-name="Calibri" fo:font-size="32pt" fo:font-style="normal" fo:font-weight="bold" style:font-size-asian="32pt" style:font-style-asian="normal" style:font-weight-asian="bold" style:font-size-complex="3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8pt" fo:font-weight="normal" style:font-size-asian="28pt" style:font-weight-asian="normal" style:font-size-complex="28pt" style:font-weight-complex="normal"/>
    </style:style>
    <style:style style:name="T4" style:family="text">
      <style:text-properties fo:font-size="22pt" style:font-size-asian="22pt" style:font-size-complex="22pt"/>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tyle="normal" style:font-style-asian="normal" style:font-style-complex="normal"/>
    </style:style>
    <style:style style:name="T7"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orting Modules</text:p>
      <text:p text:style-name="P1"/>
      <text:p text:style-name="P8">#main module</text:p>
      <text:p text:style-name="P8">import pygame,sys</text:p>
      <text:p text:style-name="P8"/>
      <text:p text:style-name="P8">#imports pygame variables</text:p>
      <text:p text:style-name="P8">from pygame.locals import *</text:p>
      <text:p text:style-name="P8"/>
      <text:p text:style-name="P8">#math for calculations</text:p>
      <text:p text:style-name="P8">import math</text:p>
      <text:p text:style-name="P8"/>
      <text:p text:style-name="P8">#imports variables from moviepy which is used to video clips</text:p>
      <text:p text:style-name="P8">from moviepy.editor import *</text:p>
      <text:p text:style-name="P8"/>
      <text:p text:style-name="P8">#imports module used to for GUI</text:p>
      <text:p text:style-name="P8">from tkinter import *</text:p>
      <text:p text:style-name="P8"/>
      <text:p text:style-name="P8">#for storing inputted data in SQL</text:p>
      <text:p text:style-name="P8">import mysql.connector</text:p>
      <text:p text:style-name="P8"/>
      <text:p text:style-name="P8">#for plotting</text:p>
      <text:p text:style-name="P8">import matplotlib.pyplot as pl</text:p>
      <text:p text:style-name="P8"/>
      <text:p text:style-name="P3"><text:soft-page-break/><text:span text:style-name="T1">GUI Form for speed input with SQL</text:span> </text:p>
      <text:p text:style-name="P3"/>
      <text:p text:style-name="P11"><text:tab/>Code</text:p>
      <text:p text:style-name="P8"><text:s text:c="6"/>#initialising the tkinter window</text:p>
      <text:p text:style-name="P8"><text:s text:c="6"/>root = Tk()</text:p>
      <text:p text:style-name="P8"><text:s text:c="6"/>root.geometry('500x500')</text:p>
      <text:p text:style-name="P8"><text:s text:c="6"/>root.title("Input Speed")</text:p>
      <text:p text:style-name="P8"/>
      <text:p text:style-name="P8"><text:s text:c="6"/>#variables for Tkinter</text:p>
      <text:p text:style-name="P8"><text:s text:c="6"/>Fullname=StringVar()</text:p>
      <text:p text:style-name="P8"><text:s text:c="6"/>spd1 = IntVar()</text:p>
      <text:p text:style-name="P8"><text:s text:c="6"/>spd2= IntVar()</text:p>
      <text:p text:style-name="P8"/>
      <text:p text:style-name="P8"><text:s text:c="6"/>#define a function to be used with Tkinter</text:p>
      <text:p text:style-name="P8"><text:s text:c="6"/>def database():</text:p>
      <text:p text:style-name="P8"/>
      <text:p text:style-name="P8"><text:s text:c="11"/>#globalising all variables </text:p>
      <text:p text:style-name="P8"><text:s text:c="11"/></text:p>
      <text:p text:style-name="P8"><text:tab/> <text:s text:c="3"/>global speed1</text:p>
      <text:p text:style-name="P8"><text:s text:c="11"/>global speed2</text:p>
      <text:p text:style-name="P8"><text:s text:c="11"/>global name1</text:p>
      <text:p text:style-name="P8"><text:s text:c="11"/>global graph1</text:p>
      <text:p text:style-name="P8"><text:s text:c="11"/>global graph2</text:p>
      <text:p text:style-name="P8"/>
      <text:p text:style-name="P8"><text:soft-page-break/><text:s text:c="11"/></text:p>
      <text:p text:style-name="P8"><text:s text:c="11"/>name1=Fullname.get()</text:p>
      <text:p text:style-name="P8"><text:s text:c="11"/>graph1=spd1.get()</text:p>
      <text:p text:style-name="P8"><text:s text:c="11"/>graph2=spd2.get()</text:p>
      <text:p text:style-name="P8"><text:s text:c="11"/></text:p>
      <text:p text:style-name="P8"><text:s text:c="11"/>#scaling user inputted speed 1 </text:p>
      <text:p text:style-name="P8"><text:s text:c="11"/>speed1=spd1.get()</text:p>
      <text:p text:style-name="P8"><text:s text:c="11"/>speed1=(speed1/10)</text:p>
      <text:p text:style-name="P8"><text:s text:c="11"/>speed1=600/speed1</text:p>
      <text:p text:style-name="P8"><text:s text:c="11"/>speed1=speed1*25</text:p>
      <text:p text:style-name="P8"><text:s text:c="11"/>speed1=600/speed1</text:p>
      <text:p text:style-name="P8"><text:s text:c="11"/></text:p>
      <text:p text:style-name="P8"><text:s text:c="11"/>#scaling user inputted speed 2</text:p>
      <text:p text:style-name="P8"><text:s text:c="11"/>speed2=spd2.get()</text:p>
      <text:p text:style-name="P8"><text:s text:c="11"/>speed2=(speed2/10)</text:p>
      <text:p text:style-name="P8"><text:s text:c="11"/>speed2=600/speed2</text:p>
      <text:p text:style-name="P8"><text:s text:c="11"/>speed2=speed2*25</text:p>
      <text:p text:style-name="P8"><text:s text:c="11"/>speed2=600/speed2</text:p>
      <text:p text:style-name="P8"/>
      <text:p text:style-name="P8"><text:s text:c="11"/>#adding the user inputted speed to database </text:p>
      <text:p text:style-name="P8"><text:s text:c="11"/>csr.execute ("insert into std1 <text:s text:c="8"/><text:tab/><text:tab/><text:tab/><text:tab/><text:tab/><text:tab/> <text:s text:c="3"/>(name,stage1,stage2) values('{}',{},{})"\</text:p>
      <text:p text:style-name="P8"><text:s text:c="24"/>.format(name1, graph1,graph2))</text:p>
      <text:p text:style-name="P8"><text:s text:c="11"/>con.commit()</text:p>
      <text:p text:style-name="P8"><text:s/></text:p>
      <text:p text:style-name="P8"><text:soft-page-break/><text:tab/></text:p>
      <text:p text:style-name="P8"><text:s text:c="2"/><text:tab/>label_0 = Label(root, text="rocket <text:tab/><text:tab/>simulator",width=20,font=("bold", 20))</text:p>
      <text:p text:style-name="P8"><text:s text:c="8"/>label_0.place(x=90,y=53)</text:p>
      <text:p text:style-name="P8"/>
      <text:p text:style-name="P8"><text:s text:c="8"/>#"name" text before the input <text:s/>box</text:p>
      <text:p text:style-name="P8"><text:s text:c="8"/>label_1 = Label(root, <text:tab/>text="Name",width=20,font=("bold", 10))</text:p>
      <text:p text:style-name="P8"><text:s text:c="8"/>label_1.place(x=80,y=130)</text:p>
      <text:p text:style-name="P8"><text:s text:c="8"/></text:p>
      <text:p text:style-name="P8"><text:s text:c="8"/>#input name box</text:p>
      <text:p text:style-name="P8"><text:s text:c="8"/>entry_1 = Entry(root,textvar=Fullname)</text:p>
      <text:p text:style-name="P8"><text:s text:c="8"/>entry_1.place(x=240,y=130)</text:p>
      <text:p text:style-name="P8"><text:s text:c="8"/></text:p>
      <text:p text:style-name="P8"><text:s text:c="8"/>#"stage 1 speed" text box</text:p>
      <text:p text:style-name="P8"><text:s text:c="8"/>label_2 = Label(root, text="Stage 1 <text:tab/>speed",width=20,font=("bold", 10))</text:p>
      <text:p text:style-name="P8"><text:s text:c="8"/>label_2.place(x=68,y=180)</text:p>
      <text:p text:style-name="P8"><text:s text:c="8"/>label_2a = Label (root, text ="(ideal = 2683m/s)", <text:tab/>width=20, font = ("bold",10))</text:p>
      <text:p text:style-name="P8"><text:s text:c="8"/>label_2a.place (x=68,y=200)</text:p>
      <text:p text:style-name="P8"><text:s text:c="8"/></text:p>
      <text:p text:style-name="P8"><text:s text:c="8"/>#input speed1 box</text:p>
      <text:p text:style-name="P8"><text:s text:c="8"/>entry_2 = Entry(root,textvar=spd1)</text:p>
      <text:p text:style-name="P8"><text:s text:c="8"/>entry_2.place(x=240,y=180)</text:p>
      <text:p text:style-name="P8"><text:soft-page-break/></text:p>
      <text:p text:style-name="P8"><text:s text:c="8"/>#"stage 2 speed" text box </text:p>
      <text:p text:style-name="P8"><text:s text:c="8"/>label_3 = Label(root, text="Stage 2 <text:tab/>speed",width=20,font=("bold", 10))</text:p>
      <text:p text:style-name="P8"><text:s text:c="8"/>label_3.place(x=68,y=230)</text:p>
      <text:p text:style-name="P8"><text:s text:c="8"/>label_3a = Label (root, text ="(ideal = 994m/s)", <text:tab/>width=20, font = ("bold",10))</text:p>
      <text:p text:style-name="P8"><text:s text:c="8"/>label_3a.place (x=68,y=250)</text:p>
      <text:p text:style-name="P8"/>
      <text:p text:style-name="P8"><text:s text:c="8"/>#input speed 2 input box </text:p>
      <text:p text:style-name="P8"><text:s text:c="8"/>entry_3 = Entry(root,textvar=spd2)</text:p>
      <text:p text:style-name="P8"><text:s text:c="8"/>entry_3.place(x=240,y=230)</text:p>
      <text:p text:style-name="P8"><text:tab/></text:p>
      <text:p text:style-name="P8"><text:tab/>Button(root, <text:tab/>text='Submit',width=20,bg='brown',fg='white', <text:tab/>command=database).place(x=180,y=380)</text:p>
      <text:p text:style-name="P8"/>
      <text:p text:style-name="P8"><text:s text:c="8"/>#Start Simulation button destroys the window and <text:tab/>starts pygame</text:p>
      <text:p text:style-name="P8"><text:s text:c="8"/>Button(root, text="start simulation", <text:tab/> <text:tab/>command=root.destroy).pack()</text:p>
      <text:p text:style-name="P8"><text:s text:c="8"/></text:p>
      <text:p text:style-name="P8"><text:tab/>root.mainloop()</text:p>
      <text:p text:style-name="P8"/>
      <text:p text:style-name="P8"><text:s text:c="6"/></text:p>
      <text:p text:style-name="P1"><text:soft-page-break/></text:p>
      <text:p text:style-name="P1">Loading screen</text:p>
      <text:p text:style-name="P1"/>
      <text:p text:style-name="P11"><text:tab/>Code</text:p>
      <text:p text:style-name="P8"><text:tab/>#loading window, added as a buffer</text:p>
      <text:p text:style-name="P8"><text:s/></text:p>
      <text:p text:style-name="P8"><text:s text:c="8"/>text = font.render('Loading...', True, white, black)</text:p>
      <text:p text:style-name="P8"><text:s text:c="8"/>textRect = text.get_rect()</text:p>
      <text:p text:style-name="P8"><text:s text:c="8"/>textRect.center = (450,300)</text:p>
      <text:p text:style-name="P8"><text:s text:c="8"/>displaysurf.blit(text,textRect)</text:p>
      <text:p text:style-name="P8"/>
      <text:p text:style-name="P8"/>
      <text:p text:style-name="P8"/>
      <text:p text:style-name="P1"/>
      <text:p text:style-name="P1"/>
      <text:p text:style-name="P1"/>
      <text:p text:style-name="P1"/>
      <text:p text:style-name="P1"/>
      <text:p text:style-name="P1"/>
      <text:p text:style-name="P1"/>
      <text:p text:style-name="P1"><text:soft-page-break/></text:p>
      <text:p text:style-name="P1">Launch Clip</text:p>
      <text:p text:style-name="P1"/>
      <text:p text:style-name="P10"><text:tab/><text:span text:style-name="T2">Code</text:span></text:p>
      <text:p text:style-name="P8"><text:tab/>launch=VideoFileClip('s.mp4')</text:p>
      <text:p text:style-name="P8"/>
      <text:p text:style-name="P8"><text:tab/>#Apollo 11 launch clip</text:p>
      <text:p text:style-name="P8"><text:tab/>launch.subclip(8,32).preview() </text:p>
      <text:p text:style-name="P8"/>
      <text:p text:style-name="P8"/>
      <text:p text:style-name="P8"/>
      <text:p text:style-name="P8"/>
      <text:p text:style-name="P8"/>
      <text:p text:style-name="P8"/>
      <text:p text:style-name="P8"/>
      <text:p text:style-name="P8"/>
      <text:p text:style-name="P1"/>
      <text:p text:style-name="P1"/>
      <text:p text:style-name="P1"/>
      <text:p text:style-name="P1"/>
      <text:p text:style-name="P1"/>
      <text:p text:style-name="P1"><text:soft-page-break/></text:p>
      <text:p text:style-name="P1">Apollo 11 Stage 1</text:p>
      <text:p text:style-name="P1"/>
      <text:p text:style-name="P11"><text:tab/>Code</text:p>
      <text:p text:style-name="P8"><text:tab/></text:p>
      <text:p text:style-name="P8"><text:tab/>#rocket, stage 1 image</text:p>
      <text:p text:style-name="P8"><text:s text:c="7"/>rocketimg=pygame.image.load('rocket11.jpg')</text:p>
      <text:p text:style-name="P8"><text:tab/>rocketx=200</text:p>
      <text:p text:style-name="P8"><text:s text:c="7"/>rockety=600 </text:p>
      <text:p text:style-name="P8"/>
      <text:p text:style-name="P8"><text:tab/>rocketimg=pygame.transform.scale(rocketimg,<text:tab/>(500,500))</text:p>
      <text:p text:style-name="P8"><text:s text:c="8"/>rockety-=speed1</text:p>
      <text:p text:style-name="P8"><text:s text:c="8"/></text:p>
      <text:p text:style-name="P8"><text:tab/> text = font.render('Stage 1', True, white, black)</text:p>
      <text:p text:style-name="P8"><text:s text:c="8"/>textRect = text.get_rect()</text:p>
      <text:p text:style-name="P8"><text:s text:c="8"/>textRect.center = (700,300) </text:p>
      <text:p text:style-name="P8"/>
      <text:p text:style-name="P8"><text:s text:c="8"/>tex=font.render('68km above Earth', True, white, <text:tab/>black)</text:p>
      <text:p text:style-name="P8"><text:s text:c="8"/>texRect=tex.get_rect()</text:p>
      <text:p text:style-name="P8"><text:s text:c="8"/>texRect.center= (700,350)</text:p>
      <text:p text:style-name="P8"><text:s text:c="8"/></text:p>
      <text:p text:style-name="P8"><text:soft-page-break/><text:s text:c="8"/></text:p>
      <text:p text:style-name="P8"><text:tab/>displaysurf.blit (rocketimg,(rocketx,rockety))</text:p>
      <text:p text:style-name="P8"><text:s text:c="8"/>displaysurf.blit(text,textRect)</text:p>
      <text:p text:style-name="P8"><text:s text:c="8"/>displaysurf.blit(tex,texRect)</text:p>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ransition to Stage 2</text:p>
      <text:p text:style-name="P1"/>
      <text:p text:style-name="P11"><text:tab/>Code</text:p>
      <text:p text:style-name="P8"><text:tab/>#transition upper and lower images</text:p>
      <text:p text:style-name="P8"><text:tab/> transU=pygame.image.load('transU.png')</text:p>
      <text:p text:style-name="P8"><text:tab/> transD=pygame.image.load('transD.png') <text:tab/> </text:p>
      <text:p text:style-name="P8"><text:tab/></text:p>
      <text:p text:style-name="P8"><text:tab/> transUx=305</text:p>
      <text:p text:style-name="P8"><text:tab/> transUy=100</text:p>
      <text:p text:style-name="P8"/>
      <text:p text:style-name="P8"><text:tab/> transDx=300</text:p>
      <text:p text:style-name="P8"><text:tab/> transDy=275</text:p>
      <text:p text:style-name="P8"><text:s text:c="8"/>transU=pygame.transform.scale(transU,(37,180))</text:p>
      <text:p text:style-name="P8"><text:s text:c="8"/>transD=pygame.transform.scale(transD,(50,175))</text:p>
      <text:p text:style-name="P8"><text:s text:c="8"/></text:p>
      <text:p text:style-name="P8"><text:s text:c="8"/>transUy-=1</text:p>
      <text:p text:style-name="P8"><text:s text:c="8"/>transDy+=1</text:p>
      <text:p text:style-name="P8"/>
      <text:p text:style-name="P8"><text:s text:c="8"/>text = font.render('Transtion Stage', True, white, <text:tab/>black)</text:p>
      <text:p text:style-name="P8"><text:s text:c="8"/>textRect = text.get_rect()</text:p>
      <text:p text:style-name="P8"><text:s text:c="8"/>textRect.center = (700,300) </text:p>
      <text:p text:style-name="P8"/>
      <text:p text:style-name="P8"><text:s text:c="8"/></text:p>
      <text:p text:style-name="P8"><text:soft-page-break/><text:tab/> tex=font.render('Stage 1 detached', True, white, <text:tab/> <text:tab/> black)</text:p>
      <text:p text:style-name="P8"><text:s text:c="8"/>texRect=tex.get_rect()</text:p>
      <text:p text:style-name="P8"><text:s text:c="8"/>texRect.center= (700,350)</text:p>
      <text:p text:style-name="P8"><text:s text:c="8"/></text:p>
      <text:p text:style-name="P8"><text:s text:c="8"/>displaysurf.blit (transU,(transUx,transUy))</text:p>
      <text:p text:style-name="P8"><text:s text:c="8"/>displaysurf.blit (transD,(transDx,transDy))</text:p>
      <text:p text:style-name="P8"><text:s text:c="8"/>displaysurf.blit(text,textRect)</text:p>
      <text:p text:style-name="P8"><text:s text:c="8"/>displaysurf.blit(tex,texRect)</text:p>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Apollo 11 Stage 2</text:p>
      <text:p text:style-name="P1"/>
      <text:p text:style-name="P11"><text:tab/>Code</text:p>
      <text:p text:style-name="P8"><text:tab/></text:p>
      <text:p text:style-name="P8"><text:tab/> #rocket stage 2 image</text:p>
      <text:p text:style-name="P8"><text:tab/> rocketimgS2=pygame.image.load('stage2.png')</text:p>
      <text:p text:style-name="P8"><text:tab/> rocketS2x=200</text:p>
      <text:p text:style-name="P8"><text:s text:c="8"/>rocketS2y=600 </text:p>
      <text:p text:style-name="P8"><text:tab/></text:p>
      <text:p text:style-name="P8"><text:s text:c="8"/>rocketimgS2=pygame.transform.scale(rocketimgS2,<text:tab/>(50,300))</text:p>
      <text:p text:style-name="P8"/>
      <text:p text:style-name="P8"><text:s text:c="8"/>rocketS2y-=speed2</text:p>
      <text:p text:style-name="P8"><text:s text:c="8"/></text:p>
      <text:p text:style-name="P8"><text:s text:c="8"/>text = font.render('Stage 2', True, white, black)</text:p>
      <text:p text:style-name="P8"><text:s text:c="8"/>textRect = text.get_rect()</text:p>
      <text:p text:style-name="P8"><text:s text:c="8"/>textRect.center = (700,300) </text:p>
      <text:p text:style-name="P8"/>
      <text:p text:style-name="P8"><text:s text:c="8"/>tex=font.render('166km above Earth', True, white, <text:tab/> <text:tab/> black)</text:p>
      <text:p text:style-name="P8"><text:s text:c="8"/>texRect=tex.get_rect()</text:p>
      <text:p text:style-name="P8"><text:s text:c="8"/>texRect.center= (700,350)</text:p>
      <text:p text:style-name="P8"><text:s text:c="8"/></text:p>
      <text:p text:style-name="P8"><text:s text:c="8"/></text:p>
      <text:p text:style-name="P8"><text:soft-page-break/></text:p>
      <text:p text:style-name="P8"><text:tab/> displaysurf.blit (rocketimgS2,(rocketS2x,rocketS2y))</text:p>
      <text:p text:style-name="P8"><text:s text:c="8"/>displaysurf.blit(text,textRect)</text:p>
      <text:p text:style-name="P8"><text:s text:c="8"/>displaysurf.blit(tex,texRect)</text:p>
      <text:p text:style-name="P9"/>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king Orbit</text:p>
      <text:p text:style-name="P1"/>
      <text:p text:style-name="P11"><text:tab/>Code</text:p>
      <text:p text:style-name="P7"><text:s text:c="4"/><text:tab/>#parkingorbit text</text:p>
      <text:p text:style-name="P7"><text:s text:c="8"/>text = font.render('The rocket knocked Apollo <text:tab/> <text:s/><text:tab/> <text:s/>into a parking orbit.', True, white, black)</text:p>
      <text:p text:style-name="P7"><text:s text:c="8"/>textRect = text.get_rect()</text:p>
      <text:p text:style-name="P7"><text:s text:c="8"/>textRect.center = (450,300) </text:p>
      <text:p text:style-name="P7"/>
      <text:p text:style-name="P7"><text:s text:c="8"/>tex=font.render('Here, some final checks were <text:tab/> <text:s/>made.', True, white, black)</text:p>
      <text:p text:style-name="P7"><text:s text:c="8"/>texRect=tex.get_rect()</text:p>
      <text:p text:style-name="P7"><text:s text:c="8"/>texRect.center= (450,350)</text:p>
      <text:p text:style-name="P7"/>
      <text:p text:style-name="P7"><text:s text:c="8"/>text1=font.render('The rocket fired again and <text:tab/><text:tab/> <text:s/>set course to the moon', True, white, black)</text:p>
      <text:p text:style-name="P7"><text:s text:c="8"/>text1Rect=text1.get_rect()</text:p>
      <text:p text:style-name="P7"><text:s text:c="8"/>text1Rect.center= (450,400)</text:p>
      <text:p text:style-name="P7"><text:s text:c="8"/></text:p>
      <text:p text:style-name="P7"><text:s text:c="8"/>displaysurf.blit (text1,text1Rect)</text:p>
      <text:p text:style-name="P7"><text:s text:c="8"/>displaysurf.blit(text,textRect)</text:p>
      <text:p text:style-name="P7"><text:s text:c="8"/>displaysurf.blit(tex,texRect) <text:s text:c="3"/></text:p>
      <text:p text:style-name="P7"><text:soft-page-break/><text:tab/></text:p>
      <text:p text:style-name="P7"><text:tab/>#parkingOrbit</text:p>
      <text:p text:style-name="P7"><text:tab/></text:p>
      <text:p text:style-name="P7"><text:tab/>#centerPos + (radius*sin(theta))</text:p>
      <text:p text:style-name="P7"><text:tab/> imgx=(displayX/1.935)+(200*math.cos(-theta)) <text:s text:c="2"/></text:p>
      <text:p text:style-name="P7"><text:s text:c="7"/>imgy=(displayY/1.935)+(200*math.sin(-theta)) <text:s text:c="3"/></text:p>
      <text:p text:style-name="P7"><text:s text:c="7"/></text:p>
      <text:p text:style-name="P7"><text:s text:c="7"/>img=pygame.transform.scale(img,(10,10))</text:p>
      <text:p text:style-name="P7"><text:s text:c="7"/></text:p>
      <text:p text:style-name="P7"><text:tab/>earthimg=pygame.transform.scale(earthimg, <text:tab/>(300,300))</text:p>
      <text:p text:style-name="P7"/>
      <text:p text:style-name="P7"><text:s text:c="8"/>text1=font.render('Parking Orbit', True, white, <text:tab/><text:tab/> <text:s/>black)</text:p>
      <text:p text:style-name="P7"><text:s text:c="8"/>text1Rect=text1.get_rect()</text:p>
      <text:p text:style-name="P7"><text:s text:c="8"/>text1Rect.center= (700,500)</text:p>
      <text:p text:style-name="P7"><text:s text:c="8"/></text:p>
      <text:p text:style-name="P7"><text:s text:c="8"/>displaysurf.blit(text1,text1Rect)</text:p>
      <text:p text:style-name="P7"><text:s text:c="8"/>displaysurf.blit(earthimg, (earthimgx, <text:tab/> <text:s/><text:tab/><text:tab/><text:tab/> <text:s/>earthimgy))</text:p>
      <text:p text:style-name="P7"><text:s text:c="8"/>displaysurf.blit(img, (imgx,imgy))</text:p>
      <text:p text:style-name="P7"/>
      <text:p text:style-name="P7"/>
      <text:p text:style-name="P1"><text:soft-page-break/>Translunar Injection</text:p>
      <text:p text:style-name="P1"/>
      <text:p text:style-name="P11"><text:tab/>Code</text:p>
      <text:p text:style-name="P7"><text:tab/>#lunarinjection Image</text:p>
      <text:p text:style-name="P7"><text:tab/>lunarInject = pygame.transform.scale <text:tab/>(lunarInject, (900,600))</text:p>
      <text:p text:style-name="P7"><text:s text:c="7"/></text:p>
      <text:p text:style-name="P7"><text:tab/>displaysurf.blit (lunarInject,(0,0)) <text:s text:c="2"/></text:p>
      <text:p text:style-name="P7"><text:tab/></text:p>
      <text:p text:style-name="P7"><text:tab/>#pathinjection</text:p>
      <text:p text:style-name="P7"><text:tab/>earthimg=pygame.transform.scale (earthimg, <text:tab/>(150,150))</text:p>
      <text:p text:style-name="P7"><text:s text:c="7"/>moon=pygame.transform.scale (moon,<text:tab/>(120,120))</text:p>
      <text:p text:style-name="P7"><text:s text:c="7"/>img1=pygame.transform.scale(img1,(10,10))</text:p>
      <text:p text:style-name="P7"><text:s text:c="7"/>img1x=img1x+2.2</text:p>
      <text:p text:style-name="P7"><text:s text:c="7"/>img1y=img1y-0.65</text:p>
      <text:p text:style-name="P7"><text:s text:c="8"/></text:p>
      <text:p text:style-name="P7"><text:s text:c="7"/>displaysurf.blit(earthimg, (50,300))</text:p>
      <text:p text:style-name="P7"><text:s text:c="7"/>displaysurf.blit(moon,(650,300))</text:p>
      <text:p text:style-name="P7"><text:s text:c="7"/>displaysurf.blit(img1,(img1x,img1y))</text:p>
      <text:p text:style-name="P7"/>
      <text:p text:style-name="P1"><text:soft-page-break/>Apollo SpaceCraft</text:p>
      <text:p text:style-name="P1"/>
      <text:p text:style-name="P11"><text:tab/>Code</text:p>
      <text:p text:style-name="P8"><text:tab/>#Space Craft expanation</text:p>
      <text:p text:style-name="P8"><text:tab/> text = font.render('The rocket ditched the stage 3 <text:tab/> <text:tab/> rocket too.', True, white, black)</text:p>
      <text:p text:style-name="P8"><text:s text:c="8"/>textRect = text.get_rect()</text:p>
      <text:p text:style-name="P8"><text:s text:c="8"/>textRect.center = (450,300) </text:p>
      <text:p text:style-name="P8"/>
      <text:p text:style-name="P8"><text:s text:c="8"/>tex=font.render('Now only left with the Apollo <text:tab/> <text:tab/><text:tab/> Spacecraft.', True, white, black)</text:p>
      <text:p text:style-name="P8"><text:s text:c="8"/>texRect=tex.get_rect()</text:p>
      <text:p text:style-name="P8"><text:s text:c="8"/>texRect.center= (450,350)</text:p>
      <text:p text:style-name="P8"/>
      <text:p text:style-name="P8"><text:s text:c="8"/>text1=font.render("It was pulled into the moon's <text:tab/> <text:s/><text:tab/> orbit due to its gravity", True, white, black)</text:p>
      <text:p text:style-name="P8"><text:s text:c="8"/>text1Rect=text1.get_rect()</text:p>
      <text:p text:style-name="P8"><text:s text:c="8"/>text1Rect.center= (450,400)</text:p>
      <text:p text:style-name="P8"><text:s text:c="8"/></text:p>
      <text:p text:style-name="P8"><text:s text:c="8"/>displaysurf.blit (text1,text1Rect)</text:p>
      <text:p text:style-name="P8"><text:s text:c="8"/>displaysurf.blit(text,textRect)</text:p>
      <text:p text:style-name="P8"><text:s text:c="8"/>displaysurf.blit(tex,texRect) <text:s/></text:p>
      <text:p text:style-name="P8"/>
      <text:p text:style-name="P8"/>
      <text:p text:style-name="P8"><text:soft-page-break/><text:tab/></text:p>
      <text:p text:style-name="P8"><text:tab/>#spacecraft</text:p>
      <text:p text:style-name="P8"><text:tab/>spacecraft=pygame.transform.scale (spacecraft, <text:tab/>(300,100))</text:p>
      <text:p text:style-name="P8"><text:s text:c="7"/>craftx+=3</text:p>
      <text:p text:style-name="P8"><text:s text:c="7"/>displaysurf.blit(spacecraft, (craftx,crafty))</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The Moon</text:p>
      <text:p text:style-name="P1"/>
      <text:p text:style-name="P11"><text:tab/> Code</text:p>
      <text:p text:style-name="P11"><text:tab/> <text:span text:style-name="T4">#moon image</text:span></text:p>
      <text:p text:style-name="P8"><text:tab/> moon=pygame.image.load ('moon.jpg')</text:p>
      <text:p text:style-name="P8"><text:tab/></text:p>
      <text:p text:style-name="P8"><text:s text:c="8"/>#centerPos + (radius*cos(theta))</text:p>
      <text:p text:style-name="P8"><text:tab/> imgx= (displayX/1.935)+(200*math.cos(theta)) <text:s text:c="2"/><text:tab/></text:p>
      <text:p text:style-name="P8"><text:s text:c="8"/>imgy=(displayY/1.935)+(200*math.sin (theta)) </text:p>
      <text:p text:style-name="P8"><text:s text:c="7"/></text:p>
      <text:p text:style-name="P8"><text:s text:c="8"/>img=pygame.transform.scale(img,(10,10))</text:p>
      <text:p text:style-name="P8"><text:s text:c="8"/>moon=pygame.transform.scale(moon, (300,300))</text:p>
      <text:p text:style-name="P8"/>
      <text:p text:style-name="P8"><text:s text:c="8"/>text1=font.render('lunar orbit', True, white, black)</text:p>
      <text:p text:style-name="P8"><text:s text:c="8"/>text1Rect=text1.get_rect()</text:p>
      <text:p text:style-name="P8"><text:s text:c="8"/>text1Rect.center= (700,500)</text:p>
      <text:p text:style-name="P8"><text:s text:c="8"/></text:p>
      <text:p text:style-name="P8"><text:s text:c="8"/>displaysurf.blit(text1,text1Rect)</text:p>
      <text:p text:style-name="P8"><text:s text:c="8"/>displaysurf.blit(moon, (320, 170))</text:p>
      <text:p text:style-name="P8"><text:s text:c="8"/>displaysurf.blit(img, (imgx,imgy)) <text:s text:c="3"/></text:p>
      <text:p text:style-name="P8"/>
      <text:p text:style-name="P8"/>
      <text:p text:style-name="P8"/>
      <text:p text:style-name="P1"><text:soft-page-break/></text:p>
      <text:p text:style-name="P1">Landing</text:p>
      <text:p text:style-name="P1"/>
      <text:p text:style-name="P11"><text:tab/>Code</text:p>
      <text:p text:style-name="P11"><text:s text:c="6"/><text:span text:style-name="T4">#landing explaination</text:span></text:p>
      <text:p text:style-name="P8"><text:s text:c="8"/>elif timePassed&gt;110 and timePassed&lt;=117: <text:s/></text:p>
      <text:p text:style-name="P8"><text:s text:c="8"/></text:p>
      <text:p text:style-name="P8"><text:s text:c="8"/>text = font.render('Now, the spaceCraft split up <text:tab/> <text:s/><text:tab/> into 2', True, white, black)</text:p>
      <text:p text:style-name="P8"><text:s text:c="8"/>textRect = text.get_rect()</text:p>
      <text:p text:style-name="P8"><text:s text:c="8"/>textRect.center = (450,300) </text:p>
      <text:p text:style-name="P8"/>
      <text:p text:style-name="P8"><text:s text:c="8"/>tex=font.render("the Command module, <text:tab/><text:tab/><text:tab/> <text:tab/> 'Columbia' and the Lander, 'Eagle'", True, white, <text:tab/> <text:tab/> <text:s/>black)</text:p>
      <text:p text:style-name="P8"><text:s text:c="8"/>texRect=tex.get_rect()</text:p>
      <text:p text:style-name="P8"><text:s text:c="8"/>texRect.center= (450,350)</text:p>
      <text:p text:style-name="P8"/>
      <text:p text:style-name="P8"><text:s text:c="8"/>text1=font.render('Armstrong and Aldrin decended <text:tab/> on the Moon surface.', True, white, black)</text:p>
      <text:p text:style-name="P8"><text:s text:c="8"/>text1Rect=text1.get_rect()</text:p>
      <text:p text:style-name="P8"><text:s text:c="8"/>text1Rect.center= (450,400)</text:p>
      <text:p text:style-name="P8"/>
      <text:p text:style-name="P8"><text:soft-page-break/><text:s text:c="8"/></text:p>
      <text:p text:style-name="P8"><text:tab/> text2=font.render('Collins stayed back in the <text:tab/> <text:tab/> <text:tab/> command module', True, white, black)</text:p>
      <text:p text:style-name="P8"><text:s text:c="8"/>text2Rect=text2.get_rect()</text:p>
      <text:p text:style-name="P8"><text:s text:c="8"/>text2Rect.center= (450,450)</text:p>
      <text:p text:style-name="P8"><text:s text:c="8"/></text:p>
      <text:p text:style-name="P8"><text:s text:c="8"/>displaysurf.blit (text1,text1Rect)</text:p>
      <text:p text:style-name="P8"><text:s text:c="8"/>displaysurf.blit(text,textRect)</text:p>
      <text:p text:style-name="P8"><text:s text:c="8"/>displaysurf.blit(tex,texRect)</text:p>
      <text:p text:style-name="P8"><text:s text:c="8"/>displaysurf.blit(text2,text2Rect)</text:p>
      <text:p text:style-name="P8"/>
      <text:p text:style-name="P8"/>
      <text:p text:style-name="P8"><text:tab/>#the Eagle Lander</text:p>
      <text:p text:style-name="P8"><text:tab/> eagle=pygame.transform.scale (eagle, (300,300))</text:p>
      <text:p text:style-name="P8"><text:s text:c="8"/>Eagley+=3</text:p>
      <text:p text:style-name="P8"><text:s text:c="8"/>displaysurf.blit(eagle, (Eaglex,Eagley))</text:p>
      <text:p text:style-name="P8"/>
      <text:p text:style-name="P8"/>
      <text:p text:style-name="P8"/>
      <text:p text:style-name="P8"/>
      <text:p text:style-name="P8"/>
      <text:p text:style-name="P8"/>
      <text:p text:style-name="P8"/>
      <text:p text:style-name="P8"/>
      <text:p text:style-name="P8"/>
      <text:p text:style-name="P1"><text:soft-page-break/><text:span text:style-name="T6">TouchDown</text:span></text:p>
      <text:p text:style-name="P12"><text:tab/>Code</text:p>
      <text:p text:style-name="P14"><text:tab/>#touchDown</text:p>
      <text:p text:style-name="P14"><text:s text:c="4"/><text:tab/>elif timePassed&gt;124 and timePassed&lt;=129: <text:s/></text:p>
      <text:p text:style-name="P14"><text:s text:c="7"/>touch=pygame.transform.scale (touch, (900,600))</text:p>
      <text:p text:style-name="P14"><text:s text:c="7"/>displaysurf.blit(touch, (0,0)) <text:s text:c="3"/></text:p>
      <text:p text:style-name="P14"/>
      <text:p text:style-name="P14"><text:s text:c="4"/><text:tab/>#Neil Armstrong clip</text:p>
      <text:p text:style-name="P14"><text:s text:c="4"/><text:tab/>elif timePassed&gt;129 and timePassed&lt;=143: <text:s/></text:p>
      <text:p text:style-name="P14"><text:s text:c="8"/>armstrong.subclip(16,).preview()</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
      <text:p text:style-name="P4"><text:soft-page-break/>Graphs</text:p>
      <text:p text:style-name="P5"><text:tab/></text:p>
      <text:p text:style-name="P12"><text:tab/>Code </text:p>
      <text:p text:style-name="P5"><text:span text:style-name="T3"><text:tab/></text:span><text:span text:style-name="T5">#plotting ideal vs user input graphs</text:span></text:p>
      <text:p text:style-name="P14"><text:tab/></text:p>
      <text:p text:style-name="P14"><text:tab/>#Speed1</text:p>
      <text:p text:style-name="P14"><text:tab/>#random values 0 to 1</text:p>
      <text:p text:style-name="P14"><text:s text:c="8"/>x=[0,1]</text:p>
      <text:p text:style-name="P14"><text:s text:c="8"/>#user input</text:p>
      <text:p text:style-name="P14"><text:s text:c="8"/>sp1grph= [0,graph1]</text:p>
      <text:p text:style-name="P14"/>
      <text:p text:style-name="P14"><text:s text:c="8"/>#stage 1 plot</text:p>
      <text:p text:style-name="P14"><text:s text:c="8"/>pl.plot(x,sp1grph, color='r', label="user's speed")</text:p>
      <text:p text:style-name="P14"><text:s text:c="8"/></text:p>
      <text:p text:style-name="P14"><text:s text:c="8"/>pl.title("stage 1 speed graph")</text:p>
      <text:p text:style-name="P14"/>
      <text:p text:style-name="P14"><text:s text:c="8"/>#ideal plot</text:p>
      <text:p text:style-name="P14"><text:s text:c="8"/>pl.plot(x,[0,2682], color = 'b', label="Apollo 11's <text:tab/>speed")</text:p>
      <text:p text:style-name="P14"/>
      <text:p text:style-name="P14"><text:s text:c="8"/>pl.legend(loc="upper left")</text:p>
      <text:p text:style-name="P14"><text:s text:c="8"/>pl.show()</text:p>
      <text:p text:style-name="P14"/>
      <text:p text:style-name="P14"><text:soft-page-break/></text:p>
      <text:p text:style-name="P14"/>
      <text:p text:style-name="P14"><text:tab/>#Speed2</text:p>
      <text:p text:style-name="P14"/>
      <text:p text:style-name="P14"><text:tab/>#random values 0 to 1 </text:p>
      <text:p text:style-name="P14"><text:s text:c="7"/>x=[0,1] </text:p>
      <text:p text:style-name="P14"/>
      <text:p text:style-name="P14"><text:s text:c="7"/>#user input values <text:s text:c="2"/></text:p>
      <text:p text:style-name="P14"><text:s text:c="7"/>sp2grph= [0,graph2]</text:p>
      <text:p text:style-name="P14"><text:s text:c="8"/></text:p>
      <text:p text:style-name="P14"><text:s text:c="7"/>#plotting user input</text:p>
      <text:p text:style-name="P14"><text:s text:c="7"/>pl.plot(x,sp2grph,color = 'r', label = "user's speed")</text:p>
      <text:p text:style-name="P14"><text:s text:c="8"/></text:p>
      <text:p text:style-name="P14"><text:s text:c="7"/>#plotting ideal</text:p>
      <text:p text:style-name="P14"><text:s text:c="7"/>pl.plot(x,[0,994], color = 'b', label = "Apollo 11's <text:tab/>speed")</text:p>
      <text:p text:style-name="P14"/>
      <text:p text:style-name="P14"><text:s text:c="7"/>#title of graph <text:s text:c="2"/></text:p>
      <text:p text:style-name="P14"><text:s text:c="7"/>pl.title ("stage 2 speed graph")</text:p>
      <text:p text:style-name="P14"/>
      <text:p text:style-name="P14"><text:s text:c="7"/>pl.legend(loc="upper left")</text:p>
      <text:p text:style-name="P14"/>
      <text:p text:style-name="P14"><text:s text:c="7"/>pl.show()</text:p>
      <text:p text:style-name="P14"/>
      <text:p text:style-name="P14"/>
      <text:p text:style-name="P1"><text:soft-page-break/><text:span text:style-name="T7"/></text:p>
      <text:p text:style-name="P1"><text:span text:style-name="T7">Conclusion</text:span></text:p>
      <text:p text:style-name="P1"/>
      <text:p text:style-name="P11">Technology can certainly help us learn and understand things better. I developed this software so that students can learn better and understand the Apollo 11 mission.</text:p>
      <text:p text:style-name="P11"/>
      <text:p text:style-name="P12">I have used actual and precise data as the base. This program can easily be extrapolated to include angles (tilt), wind speed, etc. It can be used to predict the outcome of a launch within experimental error limits. </text:p>
      <text:p text:style-name="P12"/>
      <text:p text:style-name="P12"/>
      <text:p text:style-name="P12"/>
      <text:p text:style-name="P12"/>
      <text:p text:style-name="P12"/>
      <text:p text:style-name="P12"><text:soft-page-break/></text:p>
      <text:p text:style-name="P4">Bibliography</text:p>
      <text:p text:style-name="P6"/>
      <text:list xml:id="list2268791756438778694" text:style-name="L1">
        <text:list-item>
          <text:p text:style-name="P16">Sumita Arora IP Class 12</text:p>
        </text:list-item>
        <text:list-item>
          <text:p text:style-name="P16">youtube.com</text:p>
        </text:list-item>
        <text:list-item>
          <text:p text:style-name="P16">google.com</text:p>
        </text:list-item>
        <text:list-item>
          <text:p text:style-name="P16">cbse.nic.in</text:p>
        </text:list-item>
        <text:list-item>
          <text:p text:style-name="P16">wikipedia.org</text:p>
        </text:list-item>
        <text:list-item>
          <text:p text:style-name="P16">Making Games with Python &amp; Pygame -Al Sweigart </text:p>
        </text:list-item>
        <text:list-item>
          <text:p text:style-name="P16">nasa.gov </text:p>
        </text:list-item>
        <text:list-item>
          <text:p text:style-name="P16">pygame.org</text:p>
        </text:list-item>
        <text:list-item>
          <text:p text:style-name="P16">edureka.co</text:p>
          <text:p text:style-name="P16"/>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5T22:17:23.80</meta:creation-date>
    <dc:date>2019-12-26T06:40:49.47</dc:date>
    <meta:editing-duration>PT1H10M29S</meta:editing-duration>
    <meta:editing-cycles>3</meta:editing-cycles>
    <meta:generator>OpenOffice/4.1.5$Win32 OpenOffice.org_project/415m1$Build-9789</meta:generator>
    <meta:print-date>2019-12-26T06:14:24.52</meta:print-date>
    <meta:document-statistic meta:table-count="0" meta:image-count="0" meta:object-count="0" meta:page-count="26" meta:paragraph-count="346" meta:word-count="903" meta:character-count="11168"/>
  </office:meta>
</office:document-meta>
</file>